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97de7"/>
    </style:style>
    <style:style style:name="P6" style:family="paragraph" style:parent-style-name="Text_20_body">
      <style:text-properties officeooo:rsid="00597de7" officeooo:paragraph-rsid="006761ec"/>
    </style:style>
    <style:style style:name="P7" style:family="paragraph" style:parent-style-name="Text_20_body">
      <style:text-properties officeooo:rsid="00597de7" officeooo:paragraph-rsid="006aff34"/>
    </style:style>
    <style:style style:name="P8" style:family="paragraph" style:parent-style-name="Text_20_body">
      <style:text-properties officeooo:rsid="00552f1e" officeooo:paragraph-rsid="00633b84"/>
    </style:style>
    <style:style style:name="P9" style:family="paragraph" style:parent-style-name="Text_20_body">
      <style:text-properties officeooo:rsid="005edef3" officeooo:paragraph-rsid="005e365e"/>
    </style:style>
    <style:style style:name="P10" style:family="paragraph" style:parent-style-name="Text_20_body">
      <style:text-properties officeooo:rsid="00624410" officeooo:paragraph-rsid="006761ec"/>
    </style:style>
    <style:style style:name="P11" style:family="paragraph" style:parent-style-name="Text_20_body">
      <style:text-properties officeooo:rsid="0063d15a" officeooo:paragraph-rsid="006aff34"/>
    </style:style>
    <style:style style:name="P12" style:family="paragraph" style:parent-style-name="Text_20_body">
      <style:text-properties officeooo:rsid="005e365e" officeooo:paragraph-rsid="005e365e"/>
    </style:style>
    <style:style style:name="P13" style:family="paragraph" style:parent-style-name="Text_20_body">
      <style:text-properties officeooo:rsid="006aff34" officeooo:paragraph-rsid="006aff34"/>
    </style:style>
    <style:style style:name="P14" style:family="paragraph" style:parent-style-name="Text_20_body">
      <style:text-properties officeooo:rsid="00607a95" officeooo:paragraph-rsid="0061d451"/>
    </style:style>
    <style:style style:name="P15" style:family="paragraph" style:parent-style-name="Text_20_body">
      <style:text-properties officeooo:rsid="0061d451" officeooo:paragraph-rsid="0061d451"/>
    </style:style>
    <style:style style:name="P16" style:family="paragraph" style:parent-style-name="DocText">
      <style:text-properties style:text-position="0% 100%" style:font-name="Garamond" officeooo:rsid="005edef3" officeooo:paragraph-rsid="006761ec"/>
    </style:style>
    <style:style style:name="P17" style:family="paragraph" style:parent-style-name="DocText">
      <style:text-properties style:text-position="0% 100%" style:font-name="Garamond" officeooo:rsid="00644f63" officeooo:paragraph-rsid="006aff34"/>
    </style:style>
    <style:style style:name="P18" style:family="paragraph" style:parent-style-name="DocText">
      <style:text-properties officeooo:rsid="0065aef3" officeooo:paragraph-rsid="006761ec"/>
    </style:style>
    <style:style style:name="P19" style:family="paragraph" style:parent-style-name="DocText">
      <style:text-properties officeooo:paragraph-rsid="006ebbe8"/>
    </style:style>
    <style:style style:name="P20" style:family="paragraph" style:parent-style-name="DocEquation">
      <style:text-properties officeooo:paragraph-rsid="006761ec"/>
    </style:style>
    <style:style style:name="P21" style:family="paragraph" style:parent-style-name="DocEquation">
      <style:text-properties officeooo:paragraph-rsid="006aff34"/>
    </style:style>
    <style:style style:name="P22" style:family="paragraph" style:parent-style-name="DocVariableDef">
      <style:text-properties officeooo:paragraph-rsid="00647331"/>
    </style:style>
    <style:style style:name="P23" style:family="paragraph" style:parent-style-name="DocVariableDef">
      <style:text-properties style:text-position="0% 100%" style:font-name="Garamond" officeooo:rsid="00624410" officeooo:paragraph-rsid="006761ec"/>
    </style:style>
    <style:style style:name="P24" style:family="paragraph" style:parent-style-name="DocVariableDef">
      <style:text-properties style:text-position="0% 100%" style:font-name="Garamond" officeooo:rsid="00624410" officeooo:paragraph-rsid="006aff34"/>
    </style:style>
    <style:style style:name="P25" style:family="paragraph" style:parent-style-name="DocVariableDef">
      <style:text-properties style:text-position="0% 100%" style:font-name="Garamond" officeooo:rsid="0065aef3" officeooo:paragraph-rsid="006aff34"/>
    </style:style>
    <style:style style:name="P26" style:family="paragraph" style:parent-style-name="DocVariableDef">
      <style:text-properties style:text-position="0% 100%" style:font-name="Garamond" officeooo:rsid="0063d15a" officeooo:paragraph-rsid="006761ec"/>
    </style:style>
    <style:style style:name="P27" style:family="paragraph" style:parent-style-name="DocVariableDef">
      <style:text-properties style:text-position="0% 100%" officeooo:rsid="0066045f" officeooo:paragraph-rsid="0066045f"/>
    </style:style>
    <style:style style:name="P28" style:family="paragraph" style:parent-style-name="DocVariableDef">
      <style:text-properties officeooo:paragraph-rsid="006761ec"/>
    </style:style>
    <style:style style:name="P29" style:family="paragraph" style:parent-style-name="DocVariableDef">
      <style:text-properties officeooo:rsid="00624410" officeooo:paragraph-rsid="006761ec"/>
    </style:style>
    <style:style style:name="P30" style:family="paragraph" style:parent-style-name="DocVariableDef">
      <style:text-properties officeooo:rsid="0063d15a" officeooo:paragraph-rsid="006aff34"/>
    </style:style>
    <style:style style:name="P31" style:family="paragraph" style:parent-style-name="DocVariableDef">
      <style:text-properties officeooo:paragraph-rsid="006aff34"/>
    </style:style>
    <style:style style:name="P32" style:family="paragraph" style:parent-style-name="DocVariableDef">
      <style:text-properties officeooo:rsid="00647331" officeooo:paragraph-rsid="00647331"/>
    </style:style>
    <style:style style:name="P33" style:family="paragraph" style:parent-style-name="DocVariableDef">
      <style:text-properties officeooo:rsid="006aff34"/>
    </style:style>
    <style:style style:name="P34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officeooo:rsid="00585851" officeooo:paragraph-rsid="006aff34"/>
    </style:style>
    <style:style style:name="P35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officeooo:paragraph-rsid="006aff34"/>
    </style:style>
    <style:style style:name="P36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style:text-position="0% 100%" style:font-name="Garamond" officeooo:rsid="00624410" officeooo:paragraph-rsid="006aff34"/>
    </style:style>
    <style:style style:name="P37" style:family="paragraph" style:parent-style-name="DocNote">
      <style:text-properties style:text-position="0% 100%" style:font-name="Garamond" officeooo:rsid="00607c83" officeooo:paragraph-rsid="006761ec"/>
    </style:style>
    <style:style style:name="P38" style:family="paragraph" style:parent-style-name="DocWarning">
      <style:text-properties style:text-position="0% 100%" style:font-name="Garamond" officeooo:rsid="006761ec" officeooo:paragraph-rsid="006761ec"/>
    </style:style>
    <style:style style:name="P39" style:family="paragraph" style:parent-style-name="DocHeading1">
      <style:text-properties officeooo:rsid="00552f1e" officeooo:paragraph-rsid="00552f1e"/>
    </style:style>
    <style:style style:name="P40" style:family="paragraph" style:parent-style-name="DocHeading1">
      <style:text-properties officeooo:rsid="0057c3fb" officeooo:paragraph-rsid="0057c3fb"/>
    </style:style>
    <style:style style:name="P41" style:family="paragraph" style:parent-style-name="DocHeading1">
      <style:text-properties officeooo:rsid="00585851" officeooo:paragraph-rsid="00585851"/>
    </style:style>
    <style:style style:name="P42" style:family="paragraph" style:parent-style-name="Text_20_body" style:list-style-name="L1">
      <style:text-properties officeooo:rsid="005e365e" officeooo:paragraph-rsid="005e365e"/>
    </style:style>
    <style:style style:name="P43" style:family="paragraph" style:parent-style-name="Text_20_body" style:list-style-name="L2">
      <style:text-properties officeooo:rsid="005e365e" officeooo:paragraph-rsid="005e365e"/>
    </style:style>
    <style:style style:name="P44" style:family="paragraph" style:parent-style-name="Text_20_body" style:list-style-name="L1">
      <style:text-properties officeooo:rsid="00607a95" officeooo:paragraph-rsid="00607a95"/>
    </style:style>
    <style:style style:name="P45" style:family="paragraph" style:parent-style-name="Text_20_body" style:list-style-name="L1">
      <style:text-properties officeooo:rsid="006403f5" officeooo:paragraph-rsid="006403f5"/>
    </style:style>
    <style:style style:name="P46" style:family="paragraph" style:parent-style-name="Text_20_body" style:list-style-name="L2">
      <style:text-properties officeooo:rsid="005edef3" officeooo:paragraph-rsid="005e365e"/>
    </style:style>
    <style:style style:name="P47" style:family="paragraph" style:parent-style-name="Text_20_body">
      <style:text-properties officeooo:rsid="00552f1e" officeooo:paragraph-rsid="005e365e"/>
    </style:style>
    <style:style style:name="P48" style:family="paragraph" style:parent-style-name="Text_20_body">
      <style:text-properties officeooo:rsid="00552f1e" officeooo:paragraph-rsid="0070c851"/>
    </style:style>
    <style:style style:name="P49" style:family="paragraph" style:parent-style-name="DocHeading2">
      <style:text-properties officeooo:rsid="00552f1e" officeooo:paragraph-rsid="00552f1e"/>
    </style:style>
    <style:style style:name="P50" style:family="paragraph" style:parent-style-name="DocHeading2">
      <style:text-properties officeooo:rsid="00585851" officeooo:paragraph-rsid="00585851"/>
    </style:style>
    <style:style style:name="P51" style:family="paragraph" style:parent-style-name="DocHeading2">
      <style:text-properties officeooo:rsid="00585851" officeooo:paragraph-rsid="006aff34"/>
    </style:style>
    <style:style style:name="P52" style:family="paragraph" style:parent-style-name="DocText">
      <style:text-properties officeooo:paragraph-rsid="0070c851"/>
    </style:style>
    <style:style style:name="P53" style:family="paragraph" style:parent-style-name="DocText">
      <style:text-properties style:text-position="0% 100%" style:font-name="Garamond" officeooo:rsid="005edef3" officeooo:paragraph-rsid="006761ec"/>
    </style:style>
    <style:style style:name="P54" style:family="paragraph" style:parent-style-name="DocText">
      <style:text-properties style:text-position="0% 100%" style:font-name="Garamond" officeooo:rsid="005edef3" officeooo:paragraph-rsid="0070c851"/>
    </style:style>
    <style:style style:name="P55" style:family="paragraph" style:parent-style-name="DocHeading3">
      <style:text-properties officeooo:rsid="00597de7" officeooo:paragraph-rsid="00597de7"/>
    </style:style>
    <style:style style:name="P56" style:family="paragraph" style:parent-style-name="DocHeading3">
      <style:text-properties officeooo:rsid="00597de7" officeooo:paragraph-rsid="006aff34"/>
    </style:style>
    <style:style style:name="P57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58" style:family="paragraph" style:parent-style-name="DocVariableDef">
      <style:text-properties officeooo:paragraph-rsid="00647331"/>
    </style:style>
    <style:style style:name="P59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style:text-position="0% 100%" style:font-name="Garamond" officeooo:rsid="00624410" officeooo:paragraph-rsid="0072a24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841f3"/>
    </style:style>
    <style:style style:name="T4" style:family="text">
      <style:text-properties officeooo:rsid="00585851"/>
    </style:style>
    <style:style style:name="T5" style:family="text">
      <style:text-properties officeooo:rsid="00597de7"/>
    </style:style>
    <style:style style:name="T6" style:family="text">
      <style:text-properties officeooo:rsid="005b3694"/>
    </style:style>
    <style:style style:name="T7" style:family="text">
      <style:text-properties officeooo:rsid="005e365e"/>
    </style:style>
    <style:style style:name="T8" style:family="text">
      <style:text-properties officeooo:rsid="005fea62"/>
    </style:style>
    <style:style style:name="T9" style:family="text">
      <style:text-properties officeooo:rsid="00633b84"/>
    </style:style>
    <style:style style:name="T10" style:family="text">
      <style:text-properties officeooo:rsid="006403f5"/>
    </style:style>
    <style:style style:name="T11" style:family="text">
      <style:text-properties officeooo:rsid="00647331"/>
    </style:style>
    <style:style style:name="T12" style:family="text">
      <style:text-properties style:text-position="sub 58%" officeooo:rsid="00647331"/>
    </style:style>
    <style:style style:name="T13" style:family="text">
      <style:text-properties style:text-position="sub 58%" officeooo:rsid="0066045f"/>
    </style:style>
    <style:style style:name="T14" style:family="text">
      <style:text-properties style:text-position="sub 58%" style:font-name="Garamond" officeooo:rsid="00624410"/>
    </style:style>
    <style:style style:name="T15" style:family="text">
      <style:text-properties style:text-position="sub 58%" style:font-name="Garamond" officeooo:rsid="0065aef3"/>
    </style:style>
    <style:style style:name="T16" style:family="text">
      <style:text-properties style:text-position="sub 58%" officeooo:rsid="006aff34"/>
    </style:style>
    <style:style style:name="T17" style:family="text">
      <style:text-properties style:text-position="sub 58%" officeooo:rsid="0072a241"/>
    </style:style>
    <style:style style:name="T18" style:family="text">
      <style:text-properties style:text-position="sub 58%" style:font-name="Garamond1" officeooo:rsid="0072a241"/>
    </style:style>
    <style:style style:name="T19" style:family="text">
      <style:text-properties style:text-position="0% 100%" officeooo:rsid="00647331"/>
    </style:style>
    <style:style style:name="T20" style:family="text">
      <style:text-properties style:text-position="0% 100%" officeooo:rsid="0066045f"/>
    </style:style>
    <style:style style:name="T21" style:family="text">
      <style:text-properties style:text-position="0% 100%" style:font-name="Garamond1" officeooo:rsid="0065aef3"/>
    </style:style>
    <style:style style:name="T22" style:family="text">
      <style:text-properties style:text-position="0% 100%" style:font-name="Garamond" officeooo:rsid="00624410"/>
    </style:style>
    <style:style style:name="T23" style:family="text">
      <style:text-properties style:text-position="0% 100%" style:font-name="Garamond" officeooo:rsid="0065aef3"/>
    </style:style>
    <style:style style:name="T24" style:family="text">
      <style:text-properties style:text-position="0% 100%" style:font-name="Garamond" officeooo:rsid="00644f63"/>
    </style:style>
    <style:style style:name="T25" style:family="text">
      <style:text-properties style:text-position="0% 100%" style:font-name="Garamond" officeooo:rsid="006b9090"/>
    </style:style>
    <style:style style:name="T26" style:family="text">
      <style:text-properties style:text-position="0% 100%" style:font-name="Garamond" officeooo:rsid="006cae6d"/>
    </style:style>
    <style:style style:name="T27" style:family="text">
      <style:text-properties style:text-position="0% 100%" style:font-name="Garamond" officeooo:rsid="006fc600"/>
    </style:style>
    <style:style style:name="T28" style:family="text">
      <style:text-properties style:text-position="0% 100%" style:font-name="Garamond" officeooo:rsid="006ebbe8"/>
    </style:style>
    <style:style style:name="T29" style:family="text">
      <style:text-properties style:text-position="0% 100%" style:font-name="Garamond" officeooo:rsid="0070c851"/>
    </style:style>
    <style:style style:name="T30" style:family="text">
      <style:text-properties style:text-position="0% 100%" officeooo:rsid="006aff34"/>
    </style:style>
    <style:style style:name="T31" style:family="text">
      <style:text-properties style:text-position="0% 100%" style:font-name="Garamond1" officeooo:rsid="0070c851"/>
    </style:style>
    <style:style style:name="T32" style:family="text">
      <style:text-properties style:text-position="0% 100%" officeooo:rsid="0072a241"/>
    </style:style>
    <style:style style:name="T33" style:family="text">
      <style:text-properties style:font-name="Garamond1" officeooo:rsid="00624410"/>
    </style:style>
    <style:style style:name="T34" style:family="text">
      <style:text-properties officeooo:rsid="00624410"/>
    </style:style>
    <style:style style:name="T35" style:family="text">
      <style:text-properties officeooo:rsid="0066c268"/>
    </style:style>
    <style:style style:name="T36" style:family="text">
      <style:text-properties officeooo:rsid="006ad02c"/>
    </style:style>
    <style:style style:name="T37" style:family="text">
      <style:text-properties officeooo:rsid="00683a7c"/>
    </style:style>
    <style:style style:name="T38" style:family="text">
      <style:text-properties officeooo:rsid="0063d15a"/>
    </style:style>
    <style:style style:name="T39" style:family="text">
      <style:text-properties officeooo:rsid="0065aef3"/>
    </style:style>
    <style:style style:name="T40" style:family="text">
      <style:text-properties officeooo:rsid="006aff34"/>
    </style:style>
    <style:style style:name="T41" style:family="text">
      <style:text-properties officeooo:rsid="006b9090"/>
    </style:style>
    <style:style style:name="T42" style:family="text">
      <style:text-properties officeooo:rsid="006cae6d"/>
    </style:style>
    <style:style style:name="T43" style:family="text">
      <style:text-properties officeooo:rsid="0070c851"/>
    </style:style>
    <style:style style:name="T44" style:family="text">
      <style:text-properties officeooo:rsid="0072a241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57"><text:title>Local Dynamic Freeboard</text:title></text:p>
      <text:h text:style-name="P39" text:outline-level="1">Result</text:h>
      <text:p text:style-name="P12">This output provides the components of a solution at a local point on the ship, converted into translation components. <text:s/>The body solution may include elements of both translation and rotation within its equations of motion. <text:s/>Due to differences in phase angles, these elements combine in complex ways to form different resultant motions at local points on the ship. <text:s/>This output combines the rotation and translation components to resolve a single motion, composed of only three translation components at some user defined position.</text:p>
      <text:p text:style-name="P47"><text:span text:style-name="T8">When oFreq calculates the output, it </text:span><text:span text:style-name="T7">accounts for relative phase angles between all the body motions. <text:s/></text:span><text:span text:style-name="T8">The phase angles for body motions change depending on body encounter frequency. <text:s/>Because of this, the local solution is a linear function with respect to its physical position on the body, but non-linear with body en</text:span><text:span text:style-name="T40">c</text:span><text:span text:style-name="T8">ounter frequency.</text:span></text:p>
      <text:p text:style-name="P48"><text:span text:style-name="T43">The local dynamic freeboard is similar to calculation of the local motion, but this subtracts the elevation of the wave at that local point. <text:s/>The result details the distance from the local point to the top of the water surface, accounting for the wave present. <text:s/>A negative freeboard indicates that the local point is under water and the body has green water on deck. <text:s/></text:span></text:p>
      <text:p text:style-name="P48"><text:span text:style-name="T43">oFreq only calculate the dynamic freeboard for individual waves at a fixed frequency. <text:s/>It does not consider the combined effect of wave combinations, as you find in real seaways. <text:s/>However, this output does present sufficient data for a statistical analysis of a real seaway. <text:s/>(The statistical analysis is not covered within this documentation for oFreq.)</text:span></text:p>
      <text:h text:style-name="P49" text:outline-level="2">Units of Measurement</text:h>
      <text:p text:style-name="P13">The local motion has units of meters (m).</text:p>
      <text:h text:style-name="P39" text:outline-level="1">Assumptions / <text:span text:style-name="T4">Limitations</text:span></text:h>
      <text:p text:style-name="P12">This output makes the following assumptions.</text:p>
      <text:list xml:id="list2483733332" text:style-name="L1">
        <text:list-item>
          <text:p text:style-name="P42">This outputs assumes rigid body motion.</text:p>
        </text:list-item>
        <text:list-item>
          <text:p text:style-name="P42">This output assumes an oscillatory motion at a steady state value. <text:s/>Transient effects are ignored.</text:p>
        </text:list-item>
        <text:list-item>
          <text:p text:style-name="P44">This output assumes a standard six degree of freedom motion model (6DOF). <text:s/>The output will still calculate if not all of the 6DOF variables are included, but that will affect the final solution. <text:s/>And <text:soft-page-break/>the output can not consider any motion variables that extend beyond rigid body motion (the reserved variables of 1 – 6).</text:p>
        </text:list-item>
        <text:list-item>
          <text:p text:style-name="P45">Body motions are defined from the origin of the body coordinate system.</text:p>
        </text:list-item>
        <text:list-item>
          <text:p text:style-name="P45">The coordinates of the local point of output are known and resolved within the body coordinate system.</text:p>
        </text:list-item>
      </text:list>
      <text:h text:style-name="P40" text:outline-level="1"><text:span text:style-name="T3">Variable</text:span> Dependencies</text:h>
      <text:p text:style-name="P9">This output depends on the following variables.</text:p>
      <text:list xml:id="list19339983341" text:style-name="L2">
        <text:list-item>
          <text:p text:style-name="P46">Body encounter frequency.</text:p>
        </text:list-item>
        <text:list-item>
          <text:p text:style-name="P46">Global wave direction.</text:p>
        </text:list-item>
        <text:list-item>
          <text:p text:style-name="P46">Body heading.</text:p>
        </text:list-item>
        <text:list-item>
          <text:p text:style-name="P46">All the body input forces</text:p>
        </text:list-item>
        <text:list-item>
          <text:p text:style-name="P46">Global wave spectrum</text:p>
        </text:list-item>
        <text:list-item>
          <text:p text:style-name="P43">Position specified for the local solution.</text:p>
        </text:list-item>
      </text:list>
      <text:h text:style-name="P39" text:outline-level="1">Derivation</text:h>
      <text:p text:style-name="P8"><text:span text:style-name="T9">The body motion variables are first converted into the local motion variables. <text:s/></text:span><text:span text:style-name="T10"><text:sequence-ref text:reference-format="category-and-value" text:ref-name="refEquation0">Equation 4.1</text:sequence-ref></text:span><text:span text:style-name="T10"> resolves </text:span><text:span text:style-name="T43">the dynamic freeboard, in the </text:span><text:span text:style-name="T10">body coordinate system. <text:s/>All equations assume the solution for the body motion variables is known.</text:span></text:p>
      <text:p text:style-name="P52"><text:span text:style-name="T10"><draw:frame draw:style-name="fr1" draw:name="Object4" text:anchor-type="as-char" svg:width="1.7665in" svg:height="0.2098in" draw:z-index="6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DocEquation"><text:span text:style-name="T10">Equation </text:span><text:span text:style-name="T10"><text:sequence text:ref-name="refEquation0" text:name="Equation" text:formula="ooow:Equation+1" style:num-format="1">4.1</text:sequence></text:span></text:p>
      <text:p text:style-name="P32">Variables:</text:p>
      <text:p text:style-name="P22"><text:span text:style-name="T11">s</text:span><text:span text:style-name="T13">3</text:span><text:span text:style-name="T19"> = <text:tab/>Local translation motion on the </text:span><text:span text:style-name="T20">Z</text:span><text:span text:style-name="T19">-axis, in the body coordinate system.</text:span></text:p>
      <text:p text:style-name="P22"><text:span text:style-name="T19">x</text:span><text:span text:style-name="T13">3</text:span><text:span text:style-name="T19"> = <text:tab/>Body motion variable, translation on the </text:span><text:span text:style-name="T20">Z</text:span><text:span text:style-name="T19">-axis, in the body coordinate system.</text:span></text:p>
      <text:p text:style-name="P22"><text:span text:style-name="T19">x</text:span><text:span text:style-name="T13">4</text:span><text:span text:style-name="T19"> = <text:tab/>Body motion variable, rotation about the </text:span><text:span text:style-name="T20">X</text:span><text:span text:style-name="T19">-axis, in the body coordinate system.</text:span></text:p>
      <text:p text:style-name="P22"><text:span text:style-name="T19">x</text:span><text:span text:style-name="T12">5</text:span><text:span text:style-name="T19"> = <text:tab/>Body motion variable, rotation about the Y-axis, in the body coordinate system.</text:span></text:p>
      <text:p text:style-name="P22"><text:span text:style-name="T11">r</text:span><text:span text:style-name="T12">b</text:span><text:span text:style-name="T13">x</text:span><text:span text:style-name="T19"> = <text:tab/>Position of the local solution point, </text:span><text:span text:style-name="T20">X</text:span><text:span text:style-name="T19">-axis coordinate.</text:span></text:p>
      <text:p text:style-name="P22"><text:span text:style-name="T19">r</text:span><text:span text:style-name="T12">b</text:span><text:span text:style-name="T13">y</text:span><text:span text:style-name="T19"> = <text:tab/>Position of the local solution point, </text:span><text:span text:style-name="T20">Y</text:span><text:span text:style-name="T19">-axis coordinate.</text:span></text:p>
      <text:p text:style-name="DocVariableDef"><text:span text:style-name="T31">ζ</text:span><text:span text:style-name="T29"> = <text:tab/>Wave elevation, body coordinate system.</text:span></text:p>
      <text:p text:style-name="P27">underline notation denotes a complex number.</text:p>
      <text:p text:style-name="P16"/>
      <text:p text:style-name="P54"><text:span text:style-name="T43">Notice that the variable for wave elevation also includes the phase angle. <text:s/>This phase angle accounts for the relative timing between the body motions and the wave crest. <text:s/>The phase angle should be defined as zero, because all other motions are measured relative to the incident wave. <text:s/>All the other motions will likely have non-zero phase angles, which accounts for the relative timing between incident wave crest and body motions.</text:span></text:p>
      <text:p text:style-name="P54"><text:span text:style-name="T43">The resulting variable for dynamic freeboard is also a complex variable. <text:s/>This tracks the magnitude and phase angle of </text:span><text:soft-page-break/><text:span text:style-name="T43">the resulting dynamic freeboard at any given point in time. <text:s/>To find the actual value of dynamic freeboard for a specific point in time, first calculate </text:span><text:span text:style-name="T43"><text:sequence-ref text:reference-format="category-and-value" text:ref-name="refEquation0">Equation 4.1</text:sequence-ref></text:span><text:span text:style-name="T43"> </text:span><text:span text:style-name="T44">and then take the real value of the result.</text:span></text:p>
      <text:p text:style-name="P16">The calculation of the <text:span text:style-name="T40">local motion</text:span> depends on the body encounter frequency, and not the global wave frequency. <text:s/></text:p>
      <text:p text:style-name="P37">Although <text:span text:style-name="T40">the local </text:span><text:span text:style-name="T44">dynamic freeboard </text:span><text:span text:style-name="T40">is based on </text:span>body encounter frequency, <text:span text:style-name="T40">it </text:span>can still be compared to the global wave frequency. <text:s/>The dependency is a valid comparison. <text:s/></text:p>
      <text:p text:style-name="P38">But do not extend this concept to the response amplitude operators. <text:s/>The calculation of the RAO depends on the exact encountered wave spectrum and can not be generalized to the global wave frequency.</text:p>
      <text:h text:style-name="P41" text:outline-level="1">Application to Custom Motion Models</text:h>
      <text:p text:style-name="P14">This output assumes a standard six degree of freedom motion model (6DOF). <text:s/>The output will still calculate if not all of the 6DOF variables are included, but that will affect the final solution. <text:s/>And the output can not consider any motion variables that extend beyond rigid body motion (the reserved variables of 1 – 6).</text:p>
      <text:p text:style-name="P15">This output will still work with custom motion models, but it can only access information for motion variables 1 – 6. <text:s/>These outputs are reserved for rigid body motions. <text:s/>If you require local solution information that includes the effects of other custom motion variables, this output will not return an accurate solution. <text:s/>Consider developing a custom output.</text:p>
      <text:h text:style-name="P41" text:outline-level="1"><text:bookmark-start text:name="__RefHeading__92_63350455"/>Response Amplitude Operator (RAO)<text:bookmark-end text:name="__RefHeading__92_63350455"/></text:h>
      <text:p text:style-name="P5"><text:span text:style-name="T5">Most of the outputs are presented in two formats: <text:s/>the absolute value, and a response amplitude operator (RAO). <text:s/>The RAO gives the relative output for the given input. <text:s/>This can be useful when comparing the 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50" text:outline-level="2">RAO Calculation</text:h>
      <text:p text:style-name="P5"><text:span text:style-name="T5">The RAO </text:span><text:span text:style-name="T6">calculation is divided into two sections: <text:s/>first the RAO normalization is derived; and then the actual method of RAO application is shown. <text:s/>This may be specific to each RAO.</text:span></text:p>
      <text:h text:style-name="P55" text:outline-level="3">RAO Normalization</text:h>
      <text:p text:style-name="P6"><text:span text:style-name="T34">For all </text:span><text:span text:style-name="T37">local solution variables</text:span><text:span text:style-name="T34">, the RAO is normalized based on wave amplitude for the given body encounter spectrum. (</text:span><text:span text:style-name="T34"><text:sequence-ref text:reference-format="category-and-value" text:ref-name="refEquation1">Equation 6.1</text:sequence-ref></text:span><text:span text:style-name="T34">)</text:span></text:p>
      <text:p text:style-name="P6"><text:span text:style-name="T35">The </text:span><text:span text:style-name="T37">original local solution variables </text:span><text:span text:style-name="T35">were a complex variable, which tracked the magnitude of the response and it phase angle relative to the incident wave. <text:s/>However, RAO's are often used to quickly generalize a set of results and apply them to another situation. <text:s/>In that case, the phase angle of the </text:span><text:span text:style-name="T36">force</text:span><text:span text:style-name="T35"> might not be accurate to the next situation. <text:s/>So only the magnitude of the RAO is reported. <text:s/>This provided a worst case </text:span><text:soft-page-break/><text:span text:style-name="T35">scenario. <text:s/></text:span></text:p>
      <text:p text:style-name="P6"><text:span text:style-name="T35">In reality, the difference in phase angles mean that the maximum motions never occur at that same time. <text:s/>The real </text:span><text:span text:style-name="T36">motion </text:span><text:span text:style-name="T35">will always be less than the magnitude reported through the RAO. <text:s/>But the exact quantity can not be accurately reported through application of an RAO. <text:s/>The conservative approach was to only report the magnitude.</text:span></text:p>
      <text:p text:style-name="P10"><draw:frame draw:style-name="fr1" draw:name="Object7" text:anchor-type="as-char" svg:width="1.2972in" svg:height="0.4634in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0"><text:span text:style-name="T34">Equation </text:span><text:span text:style-name="T34"><text:sequence text:ref-name="refEquation1" text:name="Equation" text:formula="ooow:Equation+1" style:num-format="1">6.1</text:sequence></text:span></text:p>
      <text:p text:style-name="P29">Variables:</text:p>
      <text:p text:style-name="P28"><text:span text:style-name="T40">S</text:span><text:span text:style-name="T17">3</text:span><text:span text:style-name="T18">ζ</text:span><text:span text:style-name="T30"> = <text:tab/></text:span><text:span text:style-name="T32">Amplitude of response for local dynamic freeboard.</text:span></text:p>
      <text:p text:style-name="P28"><text:span text:style-name="T33">ζ</text:span><text:span text:style-name="T14">0b</text:span><text:span text:style-name="T22"> = <text:tab/>Encountered wave amplitude for the body of index b.</text:span></text:p>
      <text:p text:style-name="P23">b = <text:tab/>Index of body specified.</text:p>
      <text:p text:style-name="P26">Underline notation denotes a complex variable.</text:p>
      <text:p text:style-name="P18"/>
      <text:h text:style-name="P56" text:outline-level="3">RAO Application</text:h>
      <text:p text:style-name="P11">The RAO can be applied with simply multiplying by the wave amplitude. <text:s/></text:p>
      <text:p text:style-name="P11"><draw:frame draw:style-name="fr1" draw:name="Object9" text:anchor-type="as-char" svg:width="1.3575in" svg:height="0.2311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1"><text:span text:style-name="T38">Equation </text:span><text:span text:style-name="T38"><text:sequence text:ref-name="refEquation2" text:name="Equation" text:formula="ooow:Equation+1" style:num-format="1">6.2</text:sequence></text:span></text:p>
      <text:p text:style-name="P30">Variables:</text:p>
      <text:p text:style-name="P31"><text:span text:style-name="T33">ζ</text:span><text:span text:style-name="T14">0b</text:span><text:span text:style-name="T22"> = <text:tab/><text:tab/>Encountered wave amplitude for the body of index b.</text:span></text:p>
      <text:p text:style-name="P24">b = <text:tab/><text:tab/>Index of body specified.</text:p>
      <text:p text:style-name="P36"><text:span text:style-name="T39"><draw:frame draw:style-name="fr1" draw:name="Object14" text:anchor-type="as-char" svg:width="0.8882in" svg:height="0.2311in" draw:z-index="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9"><text:tab/>Response amplitude operator (RAO) to convert from body wave amplitude to </text:span><text:span text:style-name="T44">local dynamic freeboard.</text:span></text:p>
      <text:p text:style-name="P24"/>
      <text:p text:style-name="P19"><text:span text:style-name="T24">Sometimes, it is more convenient to apply the RAO directly to the wave energy spectrum. <text:s/>There are two wave energy spectra to select from: <text:s/>the body encounter spectrum, and the global wave spectrum. <text:s/></text:span><text:span text:style-name="T24"><text:sequence-ref text:reference-format="category-and-value" text:ref-name="refEquation3">Equation 6.3</text:sequence-ref></text:span><text:span text:style-name="T24"> shows application of the global wave spectrum. <text:s/>This includes </text:span><text:span text:style-name="T23">application of an additional RAO to convert from the global wave spectrum to the body encounter spectrum. <text:s/></text:span><text:span text:style-name="T27">The output from this calculation is the spectral energy density of the </text:span><text:span text:style-name="T28">motion</text:span><text:span text:style-name="T27"> of the local solution.</text:span></text:p>
      <text:p text:style-name="P17"><draw:frame draw:style-name="fr1" draw:name="Object10" text:anchor-type="as-char" svg:width="2.9965in" svg:height="0.2701in" draw:z-index="3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1"><text:span text:style-name="T24">Equation </text:span><text:span text:style-name="T24"><text:sequence text:ref-name="refEquation3" text:name="Equation" text:formula="ooow:Equation+1" style:num-format="1">6.3</text:sequence></text:span></text:p>
      <text:p text:style-name="P25">Variables:</text:p>
      <text:p text:style-name="P59"><text:span text:style-name="T39"><draw:frame draw:style-name="fr1" draw:name="Object2" text:anchor-type="as-char" svg:width="0.8882in" svg:height="0.2311in" draw:z-index="7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9"><text:tab/>Response amplitude operator (RAO) to convert from body wave amplitude to </text:span><text:span text:style-name="T44">local dynamic freeboard.</text:span></text:p>
      <text:p text:style-name="P35"><text:span text:style-name="T23"><draw:frame draw:style-name="fr1" draw:name="Object12" text:anchor-type="as-char" svg:width="1.1264in" svg:height="0.2126in" draw:z-index="4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3"><text:tab/>RAO to convert from global wave spectrum to body encountered spectrum.</text:span></text:p>
      <text:p text:style-name="P34"><text:span text:style-name="T23">S(</text:span><text:span text:style-name="T21">ω</text:span><text:span text:style-name="T15">G</text:span><text:span text:style-name="T23">) = <text:tab/>Global wave spectrum, spectral energy density.</text:span></text:p>
      <text:h text:style-name="P51" text:outline-level="2"><text:soft-page-break/>RAO Units</text:h>
      <text:p text:style-name="P7">The units of the resulting RAO output can become very confusing, depending on how the RAO gets calculated. <text:s/>This section clarifies by clearly stating the units for each RAO.</text:p>
      <text:p text:style-name="P13">The RAO for local <text:span text:style-name="T44">dynamic freeboard </text:span>is unitless.</text:p>
      <text:p text:style-name="P13"><draw:frame draw:style-name="fr1" draw:name="Object1" text:anchor-type="as-char" svg:width="1.9902in" svg:height="0.3937in" draw:z-index="5"><draw:object xlink:href="./Object 12" xlink:type="simple" xlink:show="embed" xlink:actuate="onLoad"/><draw:image xlink:href="./ObjectReplacements/Object 12" xlink:type="simple" xlink:show="embed" xlink:actuate="onLoad"/></draw:frame></text:p>
      <text:p text:style-name="DocEquation"><text:span text:style-name="T40">Equation </text:span><text:span text:style-name="T40"><text:sequence text:ref-name="refEquation4" text:name="Equation" text:formula="ooow:Equation+1" style:num-format="1">6.4</text:sequence></text:span></text:p>
      <text:p text:style-name="P33">Variables:</text:p>
      <text:p text:style-name="P33">m = <text:tab/>Meters (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25_local_immersion.odt</text:file-name></text:span><text:tab/> <text:a xlink:type="simple" xlink:href="http://www.dmsonline.us/"><text:span text:style-name="MT1">www.dmsonline.us</text:span></text:a><text:tab/>Page <text:page-number text:select-page="current">2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25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9T08:42:20</meta:creation-date>
    <meta:editing-cycles>13</meta:editing-cycles>
    <meta:editing-duration>PT1H43M52S</meta:editing-duration>
    <dc:description>Calculation of local dynamic freeboard.  This is the distance from the point in question to the top of the wave.</dc:description>
    <dc:subject>T04-0050.0025</dc:subject>
    <dc:title>Local Dynamic Freeboard</dc:title>
    <dc:date>2014-04-19T12:47:34</dc:date>
    <meta:document-statistic meta:table-count="0" meta:image-count="0" meta:object-count="8" meta:page-count="5" meta:paragraph-count="85" meta:word-count="1409" meta:character-count="8668" meta:non-whitespace-character-count="727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sub>
          <mi>S</mi>
          <mrow>
            <mn>3</mn>
            <mo stretchy="false">ζ</mo>
          </mrow>
        </msub>
        <mo stretchy="false">=</mo>
        <mi mathvariant="italic">RAO</mi>
      </mrow>
      <mfenced open="(" close=")">
        <mrow>
          <msub>
            <mi>S</mi>
            <mrow>
              <mn>3</mn>
              <mo stretchy="false">ζ</mo>
            </mrow>
          </msub>
        </mrow>
      </mfenced>
      <mi/>
      <msub>
        <mo stretchy="false">ζ</mo>
        <mn>0b</mn>
      </msub>
    </mrow>
    <annotation encoding="StarMath 5.0">S_{3 %zeta} = RAO left ( S_{3 %zeta} right ) ` %zeta_0b</annotation>
  </semantics>
</math>
</file>

<file path=Object 11/content.xml><?xml version="1.0" encoding="utf-8"?>
<math xmlns="http://www.w3.org/1998/Math/MathML">
  <semantics>
    <mrow>
      <mi mathvariant="italic">RAO</mi>
      <mrow>
        <mrow>
          <mo stretchy="false">(</mo>
          <mrow>
            <mi>S</mi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  <mo stretchy="false">)</mo>
        </mrow>
        <mo stretchy="false">=</mo>
        <mi/>
      </mrow>
    </mrow>
    <annotation encoding="StarMath 5.0">RAO(S(%omega_G)) = ~</annotation>
  </semantics>
</math>
</file>

<file path=Object 12/content.xml><?xml version="1.0" encoding="utf-8"?>
<math xmlns="http://www.w3.org/1998/Math/MathML">
  <semantics>
    <mrow>
      <mrow>
        <mrow>
          <msub>
            <mfenced open="[" close="]">
              <mrow>
                <mi mathvariant="italic">RAO</mi>
                <mfenced open="(" close=")">
                  <mrow>
                    <msub>
                      <mi>S</mi>
                      <mrow>
                        <mn>3</mn>
                        <mo stretchy="false">ζ</mo>
                      </mrow>
                    </msub>
                  </mrow>
                </mfenced>
              </mrow>
            </mfenced>
            <mi mathvariant="italic">units</mi>
          </msub>
          <mo stretchy="false">=</mo>
          <mfrac>
            <mi>m</mi>
            <mi>m</mi>
          </mfrac>
        </mrow>
        <mo stretchy="false">=</mo>
        <mi mathvariant="italic">unitless</mi>
      </mrow>
    </mrow>
    <annotation encoding="StarMath 5.0">left [ RAO left ( S_{3 %zeta} right ) right ]_units = m over m = unitless</annotation>
  </semantics>
</math>
</file>

<file path=Object 2/content.xml><?xml version="1.0" encoding="utf-8"?>
<math xmlns="http://www.w3.org/1998/Math/MathML">
  <semantics>
    <mrow>
      <mi mathvariant="italic">RAO</mi>
      <mrow>
        <mfenced open="(" close=")">
          <mrow>
            <msub>
              <mi>S</mi>
              <mrow>
                <mn>3</mn>
                <mo stretchy="false">ζ</mo>
              </mrow>
            </msub>
          </mrow>
        </mfenced>
        <mo stretchy="false">=</mo>
        <mi/>
      </mrow>
    </mrow>
    <annotation encoding="StarMath 5.0">RAO left ( S_{3 %zeta} right ) = ~</annotation>
  </semantics>
</math>
</file>

<file path=Object 4/content.xml><?xml version="1.0" encoding="utf-8"?>
<math xmlns="http://www.w3.org/1998/Math/MathML">
  <semantics>
    <mrow>
      <mrow>
        <munder accentunder="true">
          <msub>
            <mi>s</mi>
            <mrow>
              <mn>3</mn>
              <mo stretchy="false">ζ</mo>
            </mrow>
          </msub>
          <mo>̲</mo>
        </munder>
        <mo stretchy="false">=</mo>
        <mrow>
          <munder accentunder="true">
            <msub>
              <mi>x</mi>
              <mn>3</mn>
            </msub>
            <mo>̲</mo>
          </munder>
          <mo stretchy="false">+</mo>
          <msub>
            <mi>r</mi>
            <mi mathvariant="italic">by</mi>
          </msub>
        </mrow>
      </mrow>
      <mrow>
        <munder accentunder="true">
          <msub>
            <mi>x</mi>
            <mn>4</mn>
          </msub>
          <mo>̲</mo>
        </munder>
        <mo stretchy="false">+</mo>
        <msub>
          <mi>r</mi>
          <mi mathvariant="italic">bx</mi>
        </msub>
      </mrow>
      <mrow>
        <munder accentunder="true">
          <msub>
            <mi>x</mi>
            <mn>5</mn>
          </msub>
          <mo>̲</mo>
        </munder>
        <mo stretchy="false">−</mo>
        <munder accentunder="true">
          <msub>
            <mo stretchy="false">ζ</mo>
            <mi>b</mi>
          </msub>
          <mo>̲</mo>
        </munder>
      </mrow>
    </mrow>
    <annotation encoding="StarMath 5.0">underline s_{3 %zeta} = underline x_3 + r_by underline x_4 + r_bx underline x_5 - underline %zeta_b</annotation>
  </semantics>
</math>
</file>

<file path=Object 7/content.xml><?xml version="1.0" encoding="utf-8"?>
<math xmlns="http://www.w3.org/1998/Math/MathML">
  <semantics>
    <mrow>
      <mi mathvariant="italic">RAO</mi>
      <mrow>
        <mfenced open="(" close=")">
          <mrow>
            <msub>
              <mi>S</mi>
              <mrow>
                <mn>3</mn>
                <mo stretchy="false">ζ</mo>
              </mrow>
            </msub>
          </mrow>
        </mfenced>
        <mo stretchy="false">=</mo>
        <mfenced open="∥" close="∥">
          <mrow>
            <mfrac>
              <munder accentunder="true">
                <msub>
                  <mi>S</mi>
                  <mrow>
                    <mn>3</mn>
                    <mo stretchy="false">ζ</mo>
                  </mrow>
                </msub>
                <mo>̲</mo>
              </munder>
              <msub>
                <mo stretchy="false">ζ</mo>
                <mn>0b</mn>
              </msub>
            </mfrac>
          </mrow>
        </mfenced>
      </mrow>
    </mrow>
    <annotation encoding="StarMath 5.0">RAO left ( S_{3 %zeta} right ) = left ldline underline S_{3 %zeta} over %zeta_0b right ldline</annotation>
  </semantics>
</math>
</file>

<file path=Object 8/content.xml><?xml version="1.0" encoding="utf-8"?>
<math xmlns="http://www.w3.org/1998/Math/MathML">
  <semantics>
    <mrow>
      <mi mathvariant="italic">RAO</mi>
      <mrow>
        <mfenced open="(" close=")">
          <mrow>
            <msub>
              <mi>S</mi>
              <mrow>
                <mn>3</mn>
                <mo stretchy="false">ζ</mo>
              </mrow>
            </msub>
          </mrow>
        </mfenced>
        <mo stretchy="false">=</mo>
        <mi/>
      </mrow>
    </mrow>
    <annotation encoding="StarMath 5.0">RAO left ( S_{3 %zeta} right ) = ~</annotation>
  </semantics>
</math>
</file>

<file path=Object 9/content.xml><?xml version="1.0" encoding="utf-8"?>
<math xmlns="http://www.w3.org/1998/Math/MathML">
  <semantics>
    <mrow>
      <mi>S</mi>
      <mrow>
        <mfenced open="(" close=")">
          <mrow>
            <msub>
              <mi>S</mi>
              <mrow>
                <mn>3</mn>
                <mo stretchy="false">ζ</mo>
              </mrow>
            </msub>
          </mrow>
        </mfenced>
        <mo stretchy="false">=</mo>
        <mrow>
          <msup>
            <mfenced open="(" close=")">
              <mrow>
                <mi mathvariant="italic">RAO</mi>
                <mfenced open="(" close=")">
                  <mrow>
                    <msub>
                      <mi>S</mi>
                      <mrow>
                        <mn>3</mn>
                        <mo stretchy="false">ζ</mo>
                      </mrow>
                    </msub>
                  </mrow>
                </mfenced>
              </mrow>
            </mfenced>
            <mn>2</mn>
          </msup>
          <mo stretchy="false">⋅</mo>
          <mfenced open="[" close="]">
            <mrow>
              <mi mathvariant="italic">RAO</mi>
              <mrow>
                <mrow>
                  <mo stretchy="false">(</mo>
                  <mrow>
                    <mi>S</mi>
                    <mrow>
                      <mo stretchy="false">(</mo>
                      <mrow>
                        <msub>
                          <mo stretchy="false">ω</mo>
                          <mi>G</mi>
                        </msub>
                      </mrow>
                      <mo stretchy="false">)</mo>
                    </mrow>
                  </mrow>
                  <mo stretchy="false">)</mo>
                </mrow>
                <mo stretchy="false">⋅</mo>
                <mi>S</mi>
              </mrow>
              <mrow>
                <mo stretchy="false">(</mo>
                <mrow>
                  <msub>
                    <mo stretchy="false">ω</mo>
                    <mi>G</mi>
                  </msub>
                </mrow>
                <mo stretchy="false">)</mo>
              </mrow>
            </mrow>
          </mfenced>
        </mrow>
      </mrow>
    </mrow>
    <annotation encoding="StarMath 5.0">S left (S_{3 %zeta} right ) = left ( RAO left ( S_{3 %zeta} right ) right )^2 cdot left [ RAO(S(%omega_G)) cdot S(%omega_G) right ]</annotation>
  </semantics>
</math>
</file>